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marker-start="Square_20_45" draw:marker-start-width="0.4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4cm" draw:textarea-horizontal-align="center" draw:textarea-vertical-align="middle"/>
    </style:style>
    <style:style style:name="gr5" style:family="graphic" style:parent-style-name="standard">
      <style:graphic-properties draw:marker-start="" draw:marker-end="Arrow" draw:textarea-horizontal-align="center" draw:textarea-vertical-align="middle"/>
    </style:style>
    <style:style style:name="gr6" style:family="graphic" style:parent-style-name="standard">
      <style:graphic-properties draw:marker-start="" draw:marker-start-width="0.4cm" draw:marker-end="Arrow" draw:marker-end-width="0.4cm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objectwithoutfill">
      <style:graphic-properties draw:stroke="dash" draw:stroke-dash="Fine_20_Dashed" svg:stroke-width="0.05cm" svg:stroke-color="#ff0000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dash" draw:stroke-dash="Fine_20_Dashed" svg:stroke-width="0.05cm" svg:stroke-color="#ff0000" draw:marker-start-width="0.38cm" draw:marker-end-width="0.38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6" draw:layer="layout" svg:width="2.5cm" svg:height="1.5cm" svg:x="4.6cm" svg:y="2cm">
          <text:p text:style-name="P1"><text:span text:style-name="T1">Sequence</text:span></text:p>
          <text:p text:style-name="P1"><text:span text:style-name="T1">Diagram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2" draw:layer="layout" svg:width="2.5cm" svg:height="1.5cm" svg:x="4.6cm" svg:y="5cm">
          <text:p text:style-name="P1"><text:span text:style-name="T1">Sequenc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" draw:layer="layout" svg:width="2.5cm" svg:height="1.5cm" svg:x="1.3cm" svg:y="8cm">
          <text:p text:style-name="P1"><text:span text:style-name="T1">Named</text:span></text:p>
          <text:p text:style-name="P1"><text:span text:style-name="T1">Ele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2.5cm" svg:height="1.5cm" svg:x="4.6cm" svg:y="8cm"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2.5cm" svg:height="1.5cm" svg:x="4.6cm" svg:y="11cm">
          <text:p text:style-name="P1"><text:span text:style-name="T1">Method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.55cm" svg:y1="8cm" svg:x2="4.6cm" svg:y2="5.75cm" draw:start-shape="id1" draw:start-glue-point="0" draw:end-shape="id2" draw:end-glue-point="3" svg:d="m2550 8000v-2250h2050">
          <text:p/>
        </draw:connector>
        <draw:custom-shape draw:style-name="gr1" draw:text-style-name="P2" draw:id="id3" draw:layer="layout" svg:width="2.5cm" svg:height="1.5cm" svg:x="7.9cm" svg:y="8cm">
          <text:p text:style-name="P1"><text:span text:style-name="T1">Type</text:span></text:p>
          <text:p text:style-name="P1"><text:span text:style-name="T1">Message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1cm" svg:y1="5.75cm" svg:x2="9.15cm" svg:y2="8cm" draw:start-shape="id2" draw:start-glue-point="1" draw:end-shape="id3" draw:end-glue-point="0" svg:d="m7100 5750h2050v2250">
          <text:p/>
        </draw:connector>
        <draw:connector draw:style-name="gr2" draw:text-style-name="P1" draw:layer="layout" svg:x1="10.4cm" svg:y1="8.75cm" svg:x2="10.4cm" svg:y2="8.75cm" draw:start-shape="id3" draw:end-shape="id3" draw:end-glue-point="1" svg:d="m10400 8750">
          <text:p/>
        </draw:connector>
        <draw:custom-shape draw:style-name="gr1" draw:text-style-name="P2" draw:id="id18" draw:layer="layout" svg:width="2.5cm" svg:height="1.1cm" svg:x="10.6cm" svg:y="14cm">
          <text:p text:style-name="P1"><text:span text:style-name="T1">Seq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5.85cm" svg:y1="6.5cm" svg:x2="5.85cm" svg:y2="8cm" draw:start-shape="id2" draw:start-glue-point="2" draw:end-shape="id4" draw:end-glue-point="0" svg:d="m5850 6500v1500">
          <text:p/>
        </draw:connector>
        <draw:connector draw:style-name="gr2" draw:text-style-name="P1" draw:layer="layout" svg:x1="5.85cm" svg:y1="9.5cm" svg:x2="5.85cm" svg:y2="11cm" draw:start-shape="id4" draw:start-glue-point="2" draw:end-shape="id5" draw:end-glue-point="0" svg:d="m5850 9500v1500">
          <text:p/>
        </draw:connector>
        <draw:connector draw:style-name="gr2" draw:text-style-name="P1" draw:layer="layout" svg:x1="5.85cm" svg:y1="3.5cm" svg:x2="5.85cm" svg:y2="5cm" draw:start-shape="id6" draw:start-glue-point="2" draw:end-shape="id2" draw:end-glue-point="0" svg:d="m5850 3500v1500">
          <text:p/>
        </draw:connector>
        <draw:connector draw:style-name="gr2" draw:text-style-name="P1" draw:layer="layout" svg:x1="3.8cm" svg:y1="8.75cm" svg:x2="4.6cm" svg:y2="8.75cm" draw:start-shape="id1" draw:start-glue-point="1" draw:end-shape="id4" draw:end-glue-point="3" svg:d="m3800 8750h800">
          <text:p/>
        </draw:connector>
        <draw:connector draw:style-name="gr2" draw:text-style-name="P1" draw:layer="layout" svg:x1="7.1cm" svg:y1="8.75cm" svg:x2="7.9cm" svg:y2="8.75cm" draw:start-shape="id4" draw:start-glue-point="1" draw:end-shape="id3" svg:d="m7100 8750h800">
          <text:p/>
        </draw:connector>
        <draw:custom-shape draw:style-name="gr1" draw:text-style-name="P2" draw:id="id16" draw:layer="layout" svg:width="2.5cm" svg:height="1.1cm" svg:x="5.2cm" svg:y="14cm">
          <text:p text:style-name="P1"><text:span text:style-name="T1">Loo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7" draw:layer="layout" svg:width="2.5cm" svg:height="1.1cm" svg:x="7.9cm" svg:y="14cm">
          <text:p text:style-name="P1"><text:span text:style-name="T1">Al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2.5cm" svg:height="1.5cm" svg:x="22.6cm" svg:y="2cm">
          <text:p text:style-name="P1"><text:span text:style-name="T1">Tic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8" draw:layer="layout" svg:width="2.5cm" svg:height="1.5cm" svg:x="22.6cm" svg:y="4.8cm">
          <text:p text:style-name="P1"><text:span text:style-name="T1">Ticc</text:span></text:p>
          <text:p text:style-name="P1"><text:span text:style-name="T1">Elemen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3.85cm" svg:y1="3.5cm" svg:x2="23.85cm" svg:y2="4.8cm" draw:start-shape="id7" draw:start-glue-point="2" draw:end-shape="id8" draw:end-glue-point="0" svg:d="m23850 3500v1300">
          <text:p/>
        </draw:connector>
        <draw:custom-shape draw:style-name="gr1" draw:text-style-name="P2" draw:id="id9" draw:layer="layout" svg:width="2.5cm" svg:height="1.5cm" svg:x="22.6cm" svg:y="7.6cm">
          <text:p text:style-name="P1"><text:span text:style-name="T1">Module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23.85cm" svg:y1="6.3cm" svg:x2="23.85cm" svg:y2="7.6cm" draw:end-shape="id9" draw:end-glue-point="0" svg:d="m23850 6300v1300">
          <text:p/>
        </draw:connector>
        <draw:connector draw:style-name="gr2" draw:text-style-name="P1" draw:layer="layout" svg:x1="10.4cm" svg:y1="8.75cm" svg:x2="10.4cm" svg:y2="8.75cm" draw:start-shape="id3" draw:end-shape="id3" svg:d="m10400 8750">
          <text:p/>
        </draw:connector>
        <draw:custom-shape draw:style-name="gr1" draw:text-style-name="P2" draw:id="id11" draw:layer="layout" svg:width="2.5cm" svg:height="1.5cm" svg:x="22.6cm" svg:y="10.6cm">
          <text:p text:style-name="P1"><text:span text:style-name="T1">Transi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0" draw:layer="layout" svg:width="2.5cm" svg:height="1.1cm" svg:x="19.4cm" svg:y="13.4cm"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20.65cm" svg:y1="13.4cm" svg:x2="23.85cm" svg:y2="12.1cm" draw:start-shape="id10" draw:start-glue-point="0" draw:end-shape="id11" draw:end-glue-point="2" svg:d="m20650 13400v-650h3200v-650">
          <text:p/>
        </draw:connector>
        <draw:custom-shape draw:style-name="gr1" draw:text-style-name="P2" draw:id="id12" draw:layer="layout" svg:width="2.5cm" svg:height="1.1cm" svg:x="22.6cm" svg:y="13.4cm">
          <text:p text:style-name="P1"><text:span text:style-name="T1">Out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3" draw:layer="layout" svg:width="2.5cm" svg:height="1.1cm" svg:x="25.9cm" svg:y="13.4cm">
          <text:p text:style-name="P1"><text:span text:style-name="T1">Local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23.85cm" svg:y1="13.4cm" svg:x2="23.85cm" svg:y2="12.1cm" draw:start-shape="id12" draw:start-glue-point="0" draw:end-shape="id11" draw:end-glue-point="2" svg:d="m23850 13400v-1300">
          <text:p/>
        </draw:connector>
        <draw:connector draw:style-name="gr2" draw:text-style-name="P1" draw:layer="layout" svg:x1="27.15cm" svg:y1="13.4cm" svg:x2="23.85cm" svg:y2="12.1cm" draw:start-shape="id13" draw:start-glue-point="0" draw:end-shape="id11" draw:end-glue-point="2" svg:d="m27150 13400v-650h-3300v-650">
          <text:p/>
        </draw:connector>
        <draw:connector draw:style-name="gr3" draw:text-style-name="P1" draw:layer="layout" svg:x1="23.85cm" svg:y1="9.1cm" svg:x2="23.85cm" svg:y2="10.6cm" draw:start-shape="id9" draw:start-glue-point="2" draw:end-shape="id11" draw:end-glue-point="0" svg:d="m23850 9100v1500">
          <text:p/>
        </draw:connector>
        <draw:custom-shape draw:style-name="gr1" draw:text-style-name="P2" draw:id="id14" draw:layer="layout" svg:width="2.5cm" svg:height="1.1cm" svg:x="17.8cm" svg:y="15.8cm">
          <text:p text:style-name="P1"><text:span text:style-name="T1">Global</text:span></text:p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15" draw:layer="layout" svg:width="2.5cm" svg:height="1.1cm" svg:x="21cm" svg:y="15.8cm">
          <text:p text:style-name="P1"><text:span text:style-name="T1">Local</text:span></text:p>
          <text:p text:style-name="P1"><text:span text:style-name="T1">Input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line-skew="0.35cm" svg:x1="19.05cm" svg:y1="15.8cm" svg:x2="20.65cm" svg:y2="14.5cm" draw:start-shape="id14" draw:start-glue-point="0" draw:end-shape="id10" draw:end-glue-point="2" svg:d="m19050 15800v-300h1600v-1000">
          <text:p/>
        </draw:connector>
        <draw:connector draw:style-name="gr2" draw:text-style-name="P1" draw:layer="layout" draw:line-skew="0.35cm" svg:x1="22.25cm" svg:y1="15.8cm" svg:x2="20.65cm" svg:y2="14.5cm" draw:start-shape="id15" draw:start-glue-point="0" draw:end-shape="id10" svg:d="m22250 15800v-300h-1600v-1000">
          <text:p/>
        </draw:connector>
        <draw:connector draw:style-name="gr7" draw:text-style-name="P1" draw:layer="layout" draw:line-skew="1.25cm" svg:x1="6.45cm" svg:y1="14cm" svg:x2="9.15cm" svg:y2="9.5cm" draw:start-shape="id16" draw:start-glue-point="0" draw:end-shape="id3" svg:d="m6450 14000v-1000h2700v-3500">
          <text:p/>
        </draw:connector>
        <draw:connector draw:style-name="gr7" draw:text-style-name="P1" draw:layer="layout" svg:x1="9.15cm" svg:y1="14cm" svg:x2="9.15cm" svg:y2="9.5cm" draw:start-shape="id17" draw:start-glue-point="0" draw:end-shape="id3" svg:d="m9150 14000v-4500">
          <text:p/>
        </draw:connector>
        <draw:connector draw:style-name="gr7" draw:text-style-name="P1" draw:layer="layout" draw:line-skew="1.25cm" svg:x1="11.85cm" svg:y1="14cm" svg:x2="9.15cm" svg:y2="9.5cm" draw:start-shape="id18" draw:start-glue-point="0" draw:end-shape="id3" svg:d="m11850 14000v-1000h-2700v-3500">
          <text:p/>
        </draw:connector>
        <draw:path draw:style-name="gr8" draw:text-style-name="P1" draw:layer="layout" svg:width="15.225cm" svg:height="6.81cm" draw:transform="skewX (-0.145211393765901) rotate (-0.633903584325407) translate (10.3317027608485cm -1.01855518467786cm)" svg:viewBox="0 0 15226 6811" svg:d="m0-7069c1840-3198 15226-6811 15226-6811">
          <text:p/>
        </draw:path>
        <draw:connector draw:style-name="gr9" draw:text-style-name="P1" draw:layer="layout" svg:x1="7.1cm" svg:y1="2.75cm" svg:x2="22.6cm" svg:y2="2.75cm" draw:start-shape="id6" draw:start-glue-point="1" draw:end-shape="id7" draw:end-glue-point="3" svg:d="m7100 2750h15500">
          <text:p/>
        </draw:connector>
        <draw:path draw:style-name="gr8" draw:text-style-name="P1" draw:layer="layout" svg:width="12.52cm" svg:height="9.615cm" draw:transform="skewX (-7.30885766665471E-017) rotate (0.463733982254806) translate (7cm 8cm)" svg:viewBox="0 0 12521 9616" svg:d="m0 20572c3354 1 5590 2237 5590 2237l6931 737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marker draw:name="Square_20_45" draw:display-name="Square 45" svg:viewBox="0 0 1131 1131" svg:d="m0 564 564 567 567-567-567-564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meida </meta:initial-creator>
    <meta:creation-date>2012-01-24T14:13:32</meta:creation-date>
    <dc:date>2012-01-24T15:03:53</dc:date>
    <dc:creator>calmeida </dc:creator>
    <meta:editing-duration>PT00H03M44S</meta:editing-duration>
    <meta:editing-cycles>1</meta:editing-cycles>
    <meta:document-statistic meta:object-count="41"/>
    <meta:generator>OpenOffice.org/3.2$Linux OpenOffice.org_project/320m19$Build-9505</meta:generator>
  </office:meta>
</office:document-meta>
</file>